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d1a" officeooo:paragraph-rsid="000c6d1a"/>
    </style:style>
    <style:style style:name="P2" style:family="paragraph" style:parent-style-name="Standard">
      <style:text-properties fo:font-weight="bold" officeooo:rsid="002c365e" officeooo:paragraph-rsid="002c365e" style:font-weight-asian="bold" style:font-weight-complex="bold"/>
    </style:style>
    <style:style style:name="P3" style:family="paragraph" style:parent-style-name="Standard" style:list-style-name="L1">
      <style:text-properties officeooo:paragraph-rsid="001f6647"/>
    </style:style>
    <style:style style:name="P4" style:family="paragraph" style:parent-style-name="Standard" style:list-style-name="L1">
      <style:text-properties officeooo:rsid="000c6d1a" officeooo:paragraph-rsid="000c6d1a"/>
    </style:style>
    <style:style style:name="P5" style:family="paragraph" style:parent-style-name="Standard" style:list-style-name="L1">
      <style:text-properties officeooo:rsid="000e47ed" officeooo:paragraph-rsid="000e47ed"/>
    </style:style>
    <style:style style:name="P6" style:family="paragraph" style:parent-style-name="Standard" style:list-style-name="L1">
      <style:text-properties officeooo:rsid="000eaaae" officeooo:paragraph-rsid="000eaaae"/>
    </style:style>
    <style:style style:name="P7" style:family="paragraph" style:parent-style-name="Standard" style:list-style-name="L1">
      <style:text-properties officeooo:rsid="0010d55e" officeooo:paragraph-rsid="0010d55e"/>
    </style:style>
    <style:style style:name="P8" style:family="paragraph" style:parent-style-name="Standard" style:list-style-name="L1">
      <style:text-properties officeooo:rsid="000f353d" officeooo:paragraph-rsid="000f353d"/>
    </style:style>
    <style:style style:name="P9" style:family="paragraph" style:parent-style-name="Standard" style:list-style-name="L1">
      <style:text-properties officeooo:rsid="0015daf7" officeooo:paragraph-rsid="0015daf7"/>
    </style:style>
    <style:style style:name="P10" style:family="paragraph" style:parent-style-name="Standard" style:list-style-name="L1">
      <style:text-properties officeooo:rsid="0017455f" officeooo:paragraph-rsid="0017455f"/>
    </style:style>
    <style:style style:name="P11" style:family="paragraph" style:parent-style-name="Standard" style:list-style-name="L1">
      <style:text-properties officeooo:rsid="00184cfc" officeooo:paragraph-rsid="00184cfc"/>
    </style:style>
    <style:style style:name="P12" style:family="paragraph" style:parent-style-name="Standard" style:list-style-name="L1">
      <style:text-properties officeooo:rsid="0019a9bb" officeooo:paragraph-rsid="0019a9bb"/>
    </style:style>
    <style:style style:name="P13" style:family="paragraph" style:parent-style-name="Standard" style:list-style-name="L1">
      <style:text-properties officeooo:rsid="001ba090" officeooo:paragraph-rsid="001ba090"/>
    </style:style>
    <style:style style:name="P14" style:family="paragraph" style:parent-style-name="Standard" style:list-style-name="L1">
      <style:text-properties officeooo:rsid="001c99f7" officeooo:paragraph-rsid="001c99f7"/>
    </style:style>
    <style:style style:name="P15" style:family="paragraph" style:parent-style-name="Standard" style:list-style-name="L1">
      <style:text-properties officeooo:rsid="001d7309" officeooo:paragraph-rsid="001d7309"/>
    </style:style>
    <style:style style:name="P16" style:family="paragraph" style:parent-style-name="Standard" style:list-style-name="L1">
      <style:text-properties officeooo:rsid="001eebad" officeooo:paragraph-rsid="001eebad"/>
    </style:style>
    <style:style style:name="P17" style:family="paragraph" style:parent-style-name="Standard" style:list-style-name="L1">
      <style:text-properties officeooo:rsid="0021f4ca" officeooo:paragraph-rsid="0021f4ca"/>
    </style:style>
    <style:style style:name="P18" style:family="paragraph" style:parent-style-name="Standard" style:list-style-name="L1">
      <style:text-properties officeooo:rsid="0022859f" officeooo:paragraph-rsid="0022859f"/>
    </style:style>
    <style:style style:name="T1" style:family="text">
      <style:text-properties officeooo:rsid="0010d55e"/>
    </style:style>
    <style:style style:name="T2" style:family="text">
      <style:text-properties officeooo:rsid="00148189"/>
    </style:style>
    <style:style style:name="T3" style:family="text">
      <style:text-properties officeooo:rsid="001d7309"/>
    </style:style>
    <style:style style:name="T4" style:family="text">
      <style:text-properties officeooo:rsid="001f6647"/>
    </style:style>
    <style:style style:name="T5" style:family="text">
      <style:text-properties officeooo:rsid="0020eeeb"/>
    </style:style>
    <style:style style:name="T6" style:family="text">
      <style:text-properties officeooo:rsid="0021f4ca"/>
    </style:style>
    <style:style style:name="T7" style:family="text">
      <style:text-properties officeooo:rsid="00238d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minar feedback from Richard and Esteban</text:p>
      <text:p text:style-name="P1"/>
      <text:p text:style-name="P2">Buck stops with you.</text:p>
      <text:p text:style-name="P2">Plan a script but make it sound natural.</text:p>
      <text:p text:style-name="P1"/>
      <text:list xml:id="list119185351" text:style-name="L1">
        <text:list-item>
          <text:p text:style-name="P4">Meandering a bit</text:p>
        </text:list-item>
        <text:list-item>
          <text:p text:style-name="P4">15 minutes in before getting to substance</text:p>
          <text:list>
            <text:list-item>
              <text:p text:style-name="P4">Need to have an actual script. Less meandering.</text:p>
            </text:list-item>
          </text:list>
        </text:list-item>
        <text:list-item>
          <text:p text:style-name="P4">Lit review slide felt random </text:p>
        </text:list-item>
        <text:list-item>
          <text:p text:style-name="P4">Leverage more that model is a minor extension of existing textbook model that ppl knowledge</text:p>
          <text:list>
            <text:list-item>
              <text:p text:style-name="P4">Anchors things</text:p>
            </text:list-item>
            <text:list-item>
              <text:p text:style-name="P4">Emphasizes that I’m not making up some random stuff out of thin air</text:p>
            </text:list-item>
            <text:list-item>
              <text:p text:style-name="P4">“Many alternative things could be added, but this is a standard Acemoglu model”</text:p>
            </text:list-item>
            <text:list-item>
              <text:p text:style-name="P4">shield + anchor</text:p>
            </text:list-item>
            <text:list-item>
              <text:p text:style-name="P4">comes up when presenting model, when calibrating model. </text:p>
            </text:list-item>
          </text:list>
        </text:list-item>
        <text:list-item>
          <text:p text:style-name="P5">Introduction was not sharp enough</text:p>
          <text:list>
            <text:list-item>
              <text:p text:style-name="P5">Productivity important for growth</text:p>
            </text:list-item>
            <text:list-item>
              <text:p text:style-name="P5">Large class of models with endogenous innovation as a way to think about these forces </text:p>
            </text:list-item>
            <text:list-item>
              <text:p text:style-name="P5">The starting point for my analysis is the phenomenon of within-industry spinouts</text:p>
              <text:list>
                <text:list-item>
                  <text:p text:style-name="P5">What are they?</text:p>
                </text:list-item>
                <text:list-item>
                  <text:p text:style-name="P5">Famous names (know which examples you’re going to give)</text:p>
                </text:list-item>
                <text:list-item>
                  <text:p text:style-name="P5">Tell audience what they’re supposed to get out of those examples</text:p>
                </text:list-item>
              </text:list>
            </text:list-item>
            <text:list-item>
              <text:p text:style-name="P5">These aren’t present in most models of innovation</text:p>
            </text:list-item>
            <text:list-item>
              <text:p text:style-name="P5">And there is all this policy stuff</text:p>
            </text:list-item>
            <text:list-item>
              <text:p text:style-name="P5">Should take 3-3.5 minutes</text:p>
            </text:list-item>
            <text:list-item>
              <text:p text:style-name="P6">Bringing up relationship to patents was a distraction most of the time (not sharp enough)</text:p>
              <text:list>
                <text:list-item>
                  <text:p text:style-name="P6">Maybe can mention this at the end</text:p>
                </text:list-item>
              </text:list>
            </text:list-item>
            <text:list-item>
              <text:p text:style-name="P6">Motivation is very clear: innovation matters</text:p>
            </text:list-item>
          </text:list>
        </text:list-item>
        <text:list-item>
          <text:p text:style-name="P6">Presentation of empirical section</text:p>
          <text:list>
            <text:list-item>
              <text:p text:style-name="P6">Don’t say too many times that I don’t have definitive causal evidence, <text:span text:style-name="T1">just say “I’m documenting a robust correlation in the data”</text:span></text:p>
              <text:list>
                <text:list-item>
                  <text:p text:style-name="P7">if ppl push “under such and such assumption, you can make a causal claim. Of course it could be challenged and I don’t have exogenous variation to rule out that challenge. <text:span text:style-name="T2">And any model that studies this issue must reproduce this correlation.</text:span>”</text:p>
                </text:list-item>
              </text:list>
            </text:list-item>
            <text:list-item>
              <text:p text:style-name="P6">No improvisation</text:p>
            </text:list-item>
            <text:list-item>
              <text:p text:style-name="P6">Bad to have levels and logs in same regression</text:p>
            </text:list-item>
            <text:list-item>
              <text:p text:style-name="P6">The way I’m labeling which controls is difficult </text:p>
            </text:list-item>
            <text:list-item>
              <text:p text:style-name="P6">Be more explicit when describing empirics about the ECONOMICS stuff you want to be robust to</text:p>
            </text:list-item>
            <text:list-item>
              <text:p text:style-name="P8">e.g. Esteban’s question – overcontrolling, still getting it</text:p>
            </text:list-item>
            <text:list-item>
              <text:p text:style-name="P8">result is intuitive, so don’t be too defensive – its supported by a bunch of anecdotes, etc.</text:p>
            </text:list-item>
            <text:list-item>
              <text:p text:style-name="P8">at the very end, talk about disclaimer</text:p>
            </text:list-item>
            <text:list-item>
              <text:p text:style-name="P8">maybe argue that identification assumption is based on timing (R&amp;D is before spinouts) – obvi not robust, but yeah</text:p>
            </text:list-item>
          </text:list>
        </text:list-item>
        <text:list-item>
          <text:p text:style-name="P9">Market for ideas assumptions</text:p>
          <text:list>
            <text:list-item>
              <text:p text:style-name="P9">Need to preempt these questions</text:p>
            </text:list-item>
            <text:list-item>
              <text:p text:style-name="P9">Find some explicit assumptions and clarify about this </text:p>
              <text:list>
                <text:list-item>
                  <text:p text:style-name="P9">Make it interesting – Have to show idea etc. bla blac Anton &amp; Yao etc.</text:p>
                </text:list-item>
              </text:list>
            </text:list-item>
          </text:list>
        </text:list-item>
        <text:list-item>
          <text:p text:style-name="P10">Implicit compensation without NCAs</text:p>
          <text:list>
            <text:list-item>
              <text:p text:style-name="P10"><text:soft-page-break/>Need to help readers understand that there will be a compensating differential</text:p>
            </text:list-item>
            <text:list-item>
              <text:p text:style-name="P11">Put it at the point where NCAs are being introduced</text:p>
            </text:list-item>
            <text:list-item>
              <text:p text:style-name="P11">To make clear that I decided which features of market for ideas are in there</text:p>
            </text:list-item>
          </text:list>
        </text:list-item>
        <text:list-item>
          <text:p text:style-name="P12">Transition from model to calibration is very stark</text:p>
          <text:list>
            <text:list-item>
              <text:p text:style-name="P12">What’s the goal of the calibration?</text:p>
            </text:list-item>
            <text:list-item>
              <text:p text:style-name="P12">Order of presentation doesn’t have to be same as paper</text:p>
            </text:list-item>
            <text:list-item>
              <text:p text:style-name="P12">Allude to how parameters affect the answer / need for calibration before going into calibration</text:p>
            </text:list-item>
            <text:list-item>
              <text:p text:style-name="P12">At a minimum, after developing the model, need to take stock of things with audience.</text:p>
            </text:list-item>
          </text:list>
        </text:list-item>
        <text:list-item>
          <text:p text:style-name="P13">Need to string policy examples together with a narrative</text:p>
          <text:list>
            <text:list-item>
              <text:p text:style-name="P14">Save MORE TIME for this part</text:p>
            </text:list-item>
            <text:list-item>
              <text:p text:style-name="P14">especially stuff about implicit compensation etc</text:p>
            </text:list-item>
            <text:list-item>
              <text:p text:style-name="P14"><text:span text:style-name="T3">Richard’s suggestion: </text:span>organize the presentation around INSIGHTS, rather than specific policies:</text:p>
              <text:list>
                <text:list-item>
                  <text:p text:style-name="P14">Three key insights: (1) , (2) and (3). </text:p>
                </text:list-item>
                <text:list-item>
                  <text:p text:style-name="P14">For each one, talk about which policy experiment is the meat behind the insight.</text:p>
                </text:list-item>
              </text:list>
            </text:list-item>
            <text:list-item>
              <text:p text:style-name="P15">OTOH: putting policy’s front and center is good because policies are actually being discussed at the moment</text:p>
            </text:list-item>
            <text:list-item>
              <text:p text:style-name="P16">Key message: R&amp;D subsidies having negative effect is an important one that should be noted</text:p>
            </text:list-item>
            <text:list-item>
              <text:p text:style-name="P3"><text:span text:style-name="T4">Also be clearer about assumption of what kappa_c is in </text:span><text:span text:style-name="T5">calibration </text:span><text:span text:style-name="T4">(i.e. = 1.1 * bar(kappa)_c</text:span><text:span text:style-name="T6">)</text:span></text:p>
            </text:list-item>
            <text:list-item>
              <text:p text:style-name="P17">For the result about how optimal NCA policy depends on R&amp;D subsidies is important, but OWN it</text:p>
            </text:list-item>
            <text:list-item>
              <text:p text:style-name="P17">Always emphasize how these results depend on including NCAs and WSOs into this standard framework</text:p>
            </text:list-item>
          </text:list>
        </text:list-item>
        <text:list-item>
          <text:p text:style-name="P18">Focus more on qualitative effects <text:span text:style-name="T7">than on quantitative effects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3:06:16.884828142</meta:creation-date>
    <dc:date>2020-12-08T13:59:21.000557079</dc:date>
    <meta:editing-duration>PT42M11S</meta:editing-duration>
    <meta:editing-cycles>25</meta:editing-cycles>
    <meta:generator>LibreOffice/6.4.6.2$Linux_X86_64 LibreOffice_project/40$Build-2</meta:generator>
    <meta:document-statistic meta:table-count="0" meta:image-count="0" meta:object-count="0" meta:page-count="2" meta:paragraph-count="62" meta:word-count="680" meta:character-count="3797" meta:non-whitespace-character-count="3227"/>
  </office:meta>
</office:document-meta>
</file>